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0033"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loext:graphic-properties draw:fill-color="#330033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4.648cm" svg:height="2.193cm" draw:transform="rotate (1.5707963267949) translate (6.842cm 6.45313552210129cm)" svg:viewBox="0 0 4649 2194" svg:d="M2320 2150c-762-127-2034-496-2160-1385-74-517-381-943 127-689 254 381 762 762 1905 1016s1778 127 2413-127c381 1270-1792 1302-2285 1185z">
              <text:p/>
            </draw:path>
            <draw:path draw:style-name="gr2" draw:text-style-name="P2" draw:layer="layout" svg:width="4.648cm" svg:height="2.193cm" draw:transform="rotate (1.5707963267949) translate (6.877cm 5.649cm)" svg:viewBox="0 0 4649 2194" svg:d="M2330 2150c762-127 2034-496 2160-1385 74-517 381-943-127-689-254 381-762 762-1905 1016s-1778 127-2413-127c-381 1270 1792 1302 2285 1185z">
              <text:p/>
            </draw:path>
          </draw:g>
          <draw:g>
            <draw:path draw:style-name="gr1" draw:text-style-name="P1" draw:layer="layout" svg:width="4.648cm" svg:height="2.193cm" draw:transform="rotate (1.5707963267949) translate (5.699cm 6.45313552210129cm)" svg:viewBox="0 0 4649 2194" svg:d="M2320 2150c-762-127-2034-496-2160-1385-74-517-381-943 127-689 254 381 762 762 1905 1016s1778 127 2413-127c381 1270-1792 1302-2285 1185z">
              <text:p/>
            </draw:path>
            <draw:path draw:style-name="gr2" draw:text-style-name="P2" draw:layer="layout" svg:width="4.648cm" svg:height="2.193cm" draw:transform="rotate (1.5707963267949) translate (5.734cm 5.649cm)" svg:viewBox="0 0 4649 2194" svg:d="M2330 2150c762-127 2034-496 2160-1385 74-517 381-943-127-689-254 381-762 762-1905 1016s-1778 127-2413-127c-381 1270 1792 1302 2285 1185z">
              <text:p/>
            </draw:path>
          </draw:g>
          <draw:g>
            <draw:path draw:style-name="gr1" draw:text-style-name="P1" draw:layer="layout" svg:width="4.648cm" svg:height="2.193cm" draw:transform="rotate (1.5707963267949) translate (4.537cm 6.46113552210129cm)" svg:viewBox="0 0 4649 2194" svg:d="M2320 2150c-762-127-2034-496-2160-1385-74-517-381-943 127-689 254 381 762 762 1905 1016s1778 127 2413-127c381 1270-1792 1302-2285 1185z">
              <text:p/>
            </draw:path>
            <draw:path draw:style-name="gr2" draw:text-style-name="P2" draw:layer="layout" svg:width="4.648cm" svg:height="2.193cm" draw:transform="rotate (1.5707963267949) translate (4.572cm 5.657cm)" svg:viewBox="0 0 4649 2194" svg:d="M2330 2150c762-127 2034-496 2160-1385 74-517 381-943-127-689-254 381-762 762-1905 1016s-1778 127-2413-127c-381 1270 1792 1302 2285 1185z">
              <text:p/>
            </draw:path>
          </draw:g>
          <draw:g>
            <draw:path draw:style-name="gr1" draw:text-style-name="P1" draw:layer="layout" svg:width="4.648cm" svg:height="2.193cm" draw:transform="rotate (1.5707963267949) translate (3.356cm 6.46113552210129cm)" svg:viewBox="0 0 4649 2194" svg:d="M2320 2150c-762-127-2034-496-2160-1385-74-517-381-943 127-689 254 381 762 762 1905 1016s1778 127 2413-127c381 1270-1792 1302-2285 1185z">
              <text:p/>
            </draw:path>
            <draw:path draw:style-name="gr2" draw:text-style-name="P2" draw:layer="layout" svg:width="4.648cm" svg:height="2.193cm" draw:transform="rotate (1.5707963267949) translate (3.391cm 5.657cm)" svg:viewBox="0 0 4649 2194" svg:d="M2330 2150c762-127 2034-496 2160-1385 74-517 381-943-127-689-254 381-762 762-1905 1016s-1778 127-2413-127c-381 1270 1792 1302 2285 1185z">
              <text:p/>
            </draw:path>
          </draw:g>
          <draw:g>
            <draw:path draw:style-name="gr1" draw:text-style-name="P1" draw:layer="layout" svg:width="4.648cm" svg:height="2.193cm" draw:transform="rotate (1.5707963267949) translate (2.17cm 6.45313552210129cm)" svg:viewBox="0 0 4649 2194" svg:d="M2320 2150c-762-127-2034-496-2160-1385-74-517-381-943 127-689 254 381 762 762 1905 1016s1778 127 2413-127c381 1270-1792 1302-2285 1185z">
              <text:p/>
            </draw:path>
            <draw:path draw:style-name="gr2" draw:text-style-name="P2" draw:layer="layout" svg:width="4.648cm" svg:height="2.193cm" draw:transform="rotate (1.5707963267949) translate (2.205cm 5.649cm)" svg:viewBox="0 0 4649 2194" svg:d="M2330 2150c762-127 2034-496 2160-1385 74-517 381-943-127-689-254 381-762 762-1905 1016s-1778 127-2413-127c-381 1270 1792 1302 2285 1185z">
              <text:p/>
            </draw:path>
          </draw:g>
          <draw:g>
            <draw:path draw:style-name="gr1" draw:text-style-name="P1" draw:layer="layout" svg:width="4.648cm" svg:height="2.193cm" draw:transform="rotate (1.5707963267949) translate (1cm 6.45313552210129cm)" svg:viewBox="0 0 4649 2194" svg:d="M2320 2150c-762-127-2034-496-2160-1385-74-517-381-943 127-689 254 381 762 762 1905 1016s1778 127 2413-127c381 1270-1792 1302-2285 1185z">
              <text:p/>
            </draw:path>
            <draw:path draw:style-name="gr2" draw:text-style-name="P2" draw:layer="layout" svg:width="4.648cm" svg:height="2.193cm" draw:transform="rotate (1.5707963267949) translate (1.035cm 5.649cm)" svg:viewBox="0 0 4649 2194" svg:d="M2330 2150c762-127 2034-496 2160-1385 74-517 381-943-127-689-254 381-762 762-1905 1016s-1778 127-2413-127c-381 1270 1792 1302 2285 1185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00:20:11.055026110</meta:creation-date>
    <meta:editing-duration>PT17M56S</meta:editing-duration>
    <meta:editing-cycles>5</meta:editing-cycles>
    <meta:generator>LibreOffice/5.2.2.2$Linux_X86_64 LibreOffice_project/20m0$Build-2</meta:generator>
    <dc:date>2017-01-18T00:38:03.828173660</dc:date>
    <meta:document-statistic meta:object-count="19"/>
  </office:meta>
</office:document-meta>
</file>